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top="0.0694in" fo:margin-bottom="0.0694in" fo:line-height="15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4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Обычный" style:family="paragraph">
      <style:paragraph-properties fo:margin-top="0.0694in" fo:margin-bottom="0.0694in" fo:line-height="150%" fo:text-indent="0.4916in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" style:parent-style-name="Обычный" style:family="paragraph">
      <style:paragraph-properties fo:margin-top="0.0694in" fo:margin-bottom="0.0694in" fo:line-height="150%" fo:text-indent="0.4916in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9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text-align="center" fo:margin-top="0.0694in" fo:margin-bottom="0.0694in" fo:line-height="150%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6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7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8" style:parent-style-name="Обычный" style:family="paragraph">
      <style:paragraph-properties fo:margin-top="0.0694in" fo:margin-bottom="0.0694in" fo:line-height="150%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6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7" style:parent-style-name="Обычный" style:family="paragraph">
      <style:paragraph-properties fo:text-align="center" fo:margin-top="0.0694in" fo:margin-bottom="0.0694in" fo:line-height="150%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Обычный" style:family="paragraph">
      <style:paragraph-properties fo:text-align="center"/>
      <style:text-properties style:font-name="Times New Roman" style:font-name-complex="Times New Roman" fo:color="#7030A0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Обычный" style:family="paragraph">
      <style:paragraph-properties fo:text-align="center"/>
      <style:text-properties style:font-name="Times New Roman" style:font-name-complex="Times New Roman" fo:color="#7030A0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Обычный" style:family="paragraph">
      <style:paragraph-properties fo:text-align="center" fo:margin-top="0.0694in" fo:margin-bottom="0.0694in" fo:line-height="150%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Обычный" style:family="paragraph">
      <style:paragraph-properties fo:text-align="center" fo:margin-top="0.0694in" fo:margin-bottom="0.0694in" fo:line-height="150%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3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4" style:parent-style-name="Обычный" style:family="paragraph">
      <style:paragraph-properties fo:text-align="center" fo:margin-top="0.0694in" fo:margin-bottom="0.0694in" fo:line-height="150%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Обычный" style:family="paragraph">
      <style:paragraph-properties fo:text-align="center"/>
      <style:text-properties style:font-name="Times New Roman" style:font-name-complex="Times New Roman" fo:color="#7030A0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Обычный" style:family="paragraph">
      <style:paragraph-properties fo:text-align="center"/>
      <style:text-properties style:font-name="Times New Roman" style:font-name-complex="Times New Roman" fo:color="#7030A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2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3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4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5" style:parent-style-name="Обычный" style:family="paragraph">
      <style:paragraph-properties fo:text-align="center" fo:margin-top="0.0694in" fo:margin-bottom="0.0694in" fo:line-height="150%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77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8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9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0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1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2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3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4" style:parent-style-name="Обычный" style:family="paragraph">
      <style:paragraph-properties fo:text-align="center" fo:margin-top="0.0694in" fo:margin-bottom="0.0694in" fo:line-height="150%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P97" style:parent-style-name="Обычный" style:family="paragraph">
      <style:paragraph-properties fo:text-align="center" fo:margin-top="0.0694in" fo:margin-bottom="0.0694in" fo:line-height="150%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Обычный" style:family="paragraph">
      <style:paragraph-properties fo:text-align="center" fo:margin-top="0.0694in" fo:margin-bottom="0.0694in" fo:line-height="150%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" style:parent-style-name="Обычный" style:family="paragraph">
      <style:paragraph-properties fo:text-align="center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2" style:parent-style-name="Обычный" style:family="paragraph">
      <style:paragraph-properties fo:text-align="center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5" style:parent-style-name="Обычный" style:family="paragraph">
      <style:paragraph-properties fo:text-align="center" fo:margin-top="0.0694in" fo:margin-bottom="0.0694in" fo:line-height="150%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0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6" style:parent-style-name="Обычный" style:family="paragraph">
      <style:paragraph-properties fo:text-align="center" fo:margin-top="0.0694in" fo:margin-bottom="0.0694in" fo:line-height="150%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9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3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6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9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1" style:parent-style-name="Обычный" style:family="paragraph">
      <style:paragraph-properties fo:text-align="center" fo:margin-top="0.0694in" fo:margin-bottom="0.0694in" fo:line-height="150%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3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4" style:parent-style-name="Обычный" style:family="paragraph">
      <style:paragraph-properties fo:text-align="center" fo:margin-top="0.0694in" fo:margin-bottom="0.0694in" fo:line-height="150%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3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7" style:parent-style-name="Обычный" style:family="paragraph">
      <style:paragraph-properties fo:text-align="center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1" style:parent-style-name="Обычный" style:family="paragraph">
      <style:paragraph-properties fo:text-align="center"/>
    </style:style>
    <style:style style:name="T162" style:parent-style-name="Основнойшрифтабзаца" style:family="text">
      <style:text-properties style:font-name="Times New Roman" style:font-name-complex="Times New Roman"/>
    </style:style>
    <style:style style:name="T163" style:parent-style-name="Основнойшрифтабзаца" style:family="text">
      <style:text-properties style:font-name="Times New Roman" style:font-name-complex="Times New Roman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7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P168" style:parent-style-name="Обычный" style:family="paragraph">
      <style:paragraph-properties fo:text-align="center" fo:margin-top="0.0694in" fo:margin-bottom="0.0694in" fo:line-height="150%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3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P174" style:parent-style-name="Обычный" style:family="paragraph">
      <style:paragraph-properties fo:text-align="center" fo:margin-top="0.0694in" fo:margin-bottom="0.0694in" fo:line-height="150%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9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1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3" style:parent-style-name="Обычный" style:family="paragraph">
      <style:paragraph-properties fo:text-align="center" fo:margin-top="0.0694in" fo:margin-bottom="0.0694in" fo:line-height="150%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7" style:parent-style-name="Обычный" style:family="paragraph">
      <style:paragraph-properties fo:text-align="center" fo:margin-top="0.0694in" fo:margin-bottom="0.0694in" fo:line-height="150%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9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2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8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1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3" style:parent-style-name="Обычный" style:family="paragraph">
      <style:paragraph-properties fo:text-align="center"/>
    </style:style>
    <style:style style:name="T204" style:parent-style-name="Основнойшрифтабзаца" style:family="text">
      <style:text-properties style:font-name="Times New Roman" style:font-name-complex="Times New Roman"/>
    </style:style>
    <style:style style:name="P205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6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7" style:parent-style-name="Обычный" style:family="paragraph">
      <style:paragraph-properties fo:text-align="center" fo:margin-top="0.0694in" fo:margin-bottom="0.0694in" fo:line-height="150%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9" style:parent-style-name="Обычный" style:family="paragraph">
      <style:paragraph-properties fo:text-align="center" fo:margin-top="0.0694in" fo:margin-bottom="0.0694in" fo:line-height="150%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1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2" style:parent-style-name="Обычный" style:family="paragraph">
      <style:paragraph-properties fo:text-align="center" fo:margin-top="0.0694in" fo:margin-bottom="0.0694in" fo:line-height="150%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14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5" style:parent-style-name="Обычный" style:family="paragraph">
      <style:paragraph-properties fo:margin-top="0.0694in" fo:margin-bottom="0.0694in" fo:line-height="150%" fo:text-indent="0.4916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6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olumn218" style:family="table-column">
      <style:table-column-properties style:column-width="6.6465in"/>
    </style:style>
    <style:style style:name="Table217" style:family="table">
      <style:table-properties style:width="6.6465in" fo:margin-left="0in" table:align="center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8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9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olumn231" style:family="table-column">
      <style:table-column-properties style:column-width="6.6465in"/>
    </style:style>
    <style:style style:name="Table230" style:family="table">
      <style:table-properties style:width="6.6465in" fo:margin-left="0in" table:align="center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1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2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olumn244" style:family="table-column">
      <style:table-column-properties style:column-width="6.6465in"/>
    </style:style>
    <style:style style:name="Table243" style:family="table">
      <style:table-properties style:width="6.6465in" fo:margin-left="0in" table:align="lef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7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58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olumn260" style:family="table-column">
      <style:table-column-properties style:column-width="6.6465in"/>
    </style:style>
    <style:style style:name="Table259" style:family="table">
      <style:table-properties style:width="6.6465in" fo:margin-left="0in" table:align="center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70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71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olumn273" style:family="table-column">
      <style:table-column-properties style:column-width="6.6465in"/>
    </style:style>
    <style:style style:name="Table272" style:family="table">
      <style:table-properties style:width="6.6465in" fo:margin-left="0in" table:align="lef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89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90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olumn292" style:family="table-column">
      <style:table-column-properties style:column-width="6.6465in"/>
    </style:style>
    <style:style style:name="Table291" style:family="table">
      <style:table-properties style:width="6.6465in" fo:margin-left="0in" table:align="center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Обычный" style:family="paragraph">
      <style:paragraph-properties fo:text-align="center"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02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03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olumn305" style:family="table-column">
      <style:table-column-properties style:column-width="0.0666in"/>
    </style:style>
    <style:style style:name="Table304" style:family="table">
      <style:table-properties style:width="0.0666in" fo:margin-left="0in" table:align="center"/>
    </style:style>
    <style:style style:name="TableRow306" style:family="table-row">
      <style:table-row-properties/>
    </style:style>
    <style:style style:name="TableCell307" style:family="table-cell">
      <style:table-cell-properties fo:border="none" fo:background-color="#FFFFFF" style:vertical-align="middle" fo:padding-top="0.0104in" fo:padding-left="0.0104in" fo:padding-bottom="0.0104in" fo:padding-right="0.0104in"/>
    </style:style>
    <style:style style:name="P308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309" style:family="table-row">
      <style:table-row-properties/>
    </style:style>
    <style:style style:name="TableCell310" style:family="table-cell">
      <style:table-cell-properties fo:border="none" fo:background-color="#FFFFFF" style:vertical-align="middle" fo:padding-top="0.0104in" fo:padding-left="0.0104in" fo:padding-bottom="0.0104in" fo:padding-right="0.0104in"/>
    </style:style>
    <style:style style:name="P311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312" style:family="table-row">
      <style:table-row-properties/>
    </style:style>
    <style:style style:name="TableCell313" style:family="table-cell">
      <style:table-cell-properties fo:border="none" fo:background-color="#FFFFFF" style:vertical-align="middle" fo:padding-top="0.0104in" fo:padding-left="0.0104in" fo:padding-bottom="0.0104in" fo:padding-right="0.0104in"/>
    </style:style>
    <style:style style:name="P314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315" style:family="table-row">
      <style:table-row-properties/>
    </style:style>
    <style:style style:name="TableCell316" style:family="table-cell">
      <style:table-cell-properties fo:border="none" fo:background-color="#FFFFFF" style:vertical-align="middle" fo:padding-top="0.0104in" fo:padding-left="0.0104in" fo:padding-bottom="0.0104in" fo:padding-right="0.0104in"/>
    </style:style>
    <style:style style:name="P317" style:parent-style-name="Обычный" style:family="paragraph">
      <style:paragraph-properties fo:margin-top="0.0694in" fo:margin-bottom="0.0694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18" style:parent-style-name="Обычны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family="graphic" style:name="a8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88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51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9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2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53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56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57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20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59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90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91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2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94">
      <style:graphic-properties draw:fill="none" draw:stroke="none"/>
    </style:style>
    <style:style style:family="graphic" style:name="a6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62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7030a0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cc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cc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7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8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solid" draw:fill-color="#ffccff" draw:opacity="100%" draw:stroke="solid" svg:stroke-width="0.01042in" svg:stroke-color="#7030a0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9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ccff" draw:opacity="100%" draw:stroke="solid" svg:stroke-width="0.01042in" svg:stroke-color="#7030a0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32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6">
      <style:graphic-properties style:wrap="run-through" style:run-through="foreground" draw:fill="solid" draw:fill-color="#7030a0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7">
      <style:graphic-properties style:wrap="run-through" style:run-through="foreground" draw:fill="solid" draw:fill-color="#7030a0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72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76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foreground" draw:fill="solid" draw:fill-color="#ccc1da" draw:opacity="100%" draw:stroke="solid" svg:stroke-width="0.01042in" svg:stroke-color="#9999ff" svg:stroke-opacity="100%" draw:stroke-linejoin="miter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78">
      <style:graphic-properties style:wrap="run-through" style:run-through="foreground" draw:fill="solid" draw:fill-color="#ccc1da" draw:opacity="100%" draw:stroke="solid" svg:stroke-width="0.01042in" svg:stroke-color="#9999ff" svg:stroke-opacity="100%" draw:stroke-linejoin="miter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4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4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cc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ffcc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solid" draw:fill-color="#ffccff" draw:opacity="100%" draw:stroke="solid" svg:stroke-width="0.01042in" svg:stroke-color="#7030a0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13">
      <style:graphic-properties style:wrap="run-through" style:run-through="foreground" draw:fill="solid" draw:fill-color="#ffccff" draw:opacity="100%" draw:stroke="solid" svg:stroke-width="0.01042in" svg:stroke-color="#7030a0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17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18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82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3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  <style:style style:family="graphic" style:name="a84" style:parent-style-name="Graphics">
      <style:graphic-properties fo:wrap-option="wrap" fo:border="0.01042in none" fo:padding-top="0.05in" fo:padding-bottom="0.05in" fo:padding-left="0.1in" fo:padding-right="0.1in" fo:background-color="#ccc1d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5">
      <style:graphic-properties style:wrap="run-through" style:run-through="foreground" draw:fill="solid" draw:fill-color="#ccc1da" draw:opacity="100%" draw:stroke="solid" svg:stroke-width="0.01042in" svg:stroke-color="#9999ff" svg:stroke-opacity="100%" draw:stroke-linejoin="round" style:horizontal-rel="paragraph" style:vertical-rel="paragraph" style:horizontal-pos="from-left" style:vertical-pos="from-top" draw:shadow="visible" draw:shadow-offset-x="0.08333in" draw:shadow-offset-y="0.08333in" draw:shadow-color="#808080" draw:shadow-opacity="50%"/>
    </style:style>
  </office:automatic-styles>
  <office:body>
    <office:text text:use-soft-page-breaks="true">
      <text:p text:style-name="P1"><text:span text:style-name="T2">Тема работы: База данны</text:span><text:span text:style-name="T3">х «Бумажное производство»</text:span></text:p>
      <text:p text:style-name="P4">Объектом исследования является область организации БД<text:s/>для поддержки и автоматизации деятельности предприятия по производству продуктов из бумаги.</text:p>
      <text:p text:style-name="P5"><text:span text:style-name="T6">Допустим</text:span><text:span text:style-name="T7">,</text:span><text:span text:style-name="T8"><text:s/>имеется фирма, занимающаяся<text:s/></text:span><text:span text:style-name="T9">производством бумажной продукции</text:span><text:span text:style-name="T10">. Данные БД<text:s/></text:span><text:span text:style-name="T11">такой фирмы</text:span><text:span text:style-name="T12"><text:s/>могут быть полезными для<text:s/></text:span><text:span text:style-name="T13">поддержки деятельности предприятия, осуществляя обработку информации о производимой продукции, ее ежедневном сбыте, о сырье, из которого изготавливается эта продукция, и о поставщиках этого сырья</text:span><text:span text:style-name="T14">.<text:s/></text:span><text:span text:style-name="T15">Автоматизация п</text:span><text:span text:style-name="T16">роцесс</text:span><text:span text:style-name="T17">а</text:span><text:span text:style-name="T18"><text:s/></text:span><text:span text:style-name="T19">контроля за поступающим сырьем, за его расходованием, за количеством произведенной, укомплектованной и проданной продукции существенно уменьшит трудозатраты персонала, позволит уменьшить штат сотрудников, а также исключит практически человеческий фактор из системы поставок и сбыта товара.</text:span></text:p>
      <text:p text:style-name="P20"><text:span text:style-name="T21">Т</text:span><text:span text:style-name="T22">аким образом могут быть выделены следующие<text:s/></text:span><text:span text:style-name="T23">задачи для автоматизации</text:span><text:span text:style-name="T24">:</text:span></text:p>
      <text:p text:style-name="P25">- ведение БД предприятия (добавление, удаление, редактирование информации о производимых товарах, поставщиках и т.д.);</text:p>
      <text:p text:style-name="P26">- автоматизация процесса планирования закупок сырья для обеспечения производственного резерва;</text:p>
      <text:p text:style-name="P27">- составление отчетной документации по поставкам и расходованию сырья, продаже готовой продукции и т.д.</text:p>
      <text:p text:style-name="P28">К такой БД пользователь может обратиться с запросами:</text:p>
      <text:p text:style-name="P29">-<text:s/>сколько составила прибыль предприятия<text:s/>за текущий<text:s/>месяц;</text:p>
      <text:p text:style-name="P30">- сколько<text:s/>упаковок бумаги формата А4<text:s/>было продано за<text:s/>01.12.12;</text:p>
      <text:p text:style-name="P31">- по какой технологии изготавливается туалетная бумага;</text:p>
      <text:p text:style-name="P32">- по какой цене и в каком<text:s/>количестве была поставлена целлюлоза на предприятие;</text:p>
      <text:p text:style-name="P33">- кто является поставщиком<text:s/>древесных материалов для производства бумажной продукции.</text:p>
      <text:soft-page-break/>
      <text:p text:style-name="P34"><text:span text:style-name="T35">Создание концептуальной модели предметной области</text:span></text:p>
      <text:p text:style-name="P36">Основными<text:s/>понятиями<text:s/>будут являться<text:s/>продукт (вся производимая фабрикой бумажная продукция), сырье (необходимое для производства бумажных изделий), поставщики (которые будут поставлять различное сырье на предприятие).<text:s/>Каждый продукт может состоять из нескольких видов сырья, а одно и то же сырье может использоваться при производстве несколько видов продуктов.<text:s/>Таким образом, мы имеем между понятиями "Продукт" и "сырье" отношение "многие-ко-многим".<text:s/></text:p>
      <text:p text:style-name="P37">Поскольку конечному потребителю удобнее покупать расфасованную продукцию, введем еще одно понятие – «комплект». Под комплектом будем подразумевать упаковку того или иного товара, будь то листы различных форматов для печати, туалетная бумага, салфетки либо любой другой продукт.<text:s/></text:p>
      <text:p text:style-name="P38"><text:span text:style-name="T39"><draw:frame draw:z-index="251669504" draw:id="id0" draw:style-name="a0" draw:name="Text Box 18" text:anchor-type="paragraph" svg:x="2.14167in" svg:y="0.64444in" svg:width="1.82292in" svg:height="0.30208in" style:rel-width="scale" style:rel-height="scale"><draw:text-box><text:p text:style-name="P40">Изготавливаются из</text:p></draw:text-box><svg:title/><svg:desc/></draw:frame></text:span><text:span text:style-name="T41">     Схематично созданная конце</text:span><text:span text:style-name="T42">птуальная модель выглядит так, как показано на<text:s/></text:span><text:span text:style-name="T43">рисунке</text:span><text:span text:style-name="T44"><text:s/>1</text:span><text:span text:style-name="T45">.</text:span></text:p>
      <text:p text:style-name="P46"/>
      <text:p text:style-name="P47"><text:span text:style-name="T48"><draw:custom-shape svg:x="2.48542in" svg:y="0.20069in" svg:width="1.17708in" svg:height="0.15625in" draw:z-index="251666432" draw:id="id1" draw:style-name="a1" draw:name="AutoShape 1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2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49"><draw:frame draw:z-index="251663360" draw:id="id2" draw:style-name="a2" draw:name="Text Box 12" text:anchor-type="paragraph" svg:x="3.74583in" svg:y="0.10694in" svg:width="1.9375in" svg:height="0.375in" style:rel-width="scale" style:rel-height="scale"><draw:text-box><text:p text:style-name="P50">Сырье</text:p></draw:text-box><svg:title/><svg:desc/></draw:frame></text:span><text:span text:style-name="T51"><draw:frame draw:z-index="251662336" draw:id="id3" draw:style-name="a3" draw:name="Text Box 10" text:anchor-type="paragraph" svg:x="0.48542in" svg:y="0.10694in" svg:width="1.88542in" svg:height="0.375in" style:rel-width="scale" style:rel-height="scale"><draw:text-box><text:p text:style-name="P52">Продукты</text:p></draw:text-box><svg:title/><svg:desc/></draw:frame></text:span><text:span text:style-name="T53"><draw:custom-shape svg:x="3.6625in" svg:y="0.01528in" svg:width="2.11458in" svg:height="0.55208in" draw:z-index="251659264" draw:id="id4" draw:style-name="a4" draw:name="AutoShape 7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4"><draw:custom-shape svg:x="0.37083in" svg:y="0.01528in" svg:width="2.11458in" svg:height="0.55208in" draw:z-index="251658240" draw:id="id5" draw:style-name="a5" draw:name="AutoShape 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55"><text:span text:style-name="T56"><draw:custom-shape svg:x="4.70417in" svg:y="0.23194in" svg:width="0.14583in" svg:height="0.59375in" draw:z-index="251668480" draw:id="id6" draw:style-name="a6" draw:name="AutoShape 17" text:anchor-type="paragraph"><svg:title/><svg:desc/><draw:enhanced-geometry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54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57"><draw:custom-shape svg:x="1.30833in" svg:y="0.23194in" svg:width="0.14583in" svg:height="0.59375in" draw:z-index="251667456" draw:id="id7" draw:style-name="a7" draw:name="AutoShape 16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2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58"><text:span text:style-name="T59"><draw:frame draw:z-index="251671552" draw:id="id8" draw:style-name="a8" draw:name="Text Box 20" text:anchor-type="paragraph" svg:x="3.49583in" svg:y="0.05069in" svg:width="1.07292in" svg:height="0.29167in" style:rel-width="scale" style:rel-height="scale"><draw:text-box><text:p text:style-name="P60">Поставляют</text:p></draw:text-box><svg:title/><svg:desc/></draw:frame></text:span><text:span text:style-name="T61"><draw:frame draw:z-index="251670528" draw:id="id9" draw:style-name="a9" draw:name="Text Box 19" text:anchor-type="paragraph" svg:x="1.52708in" svg:y="0.05069in" svg:width="1.55208in" svg:height="0.29167in" style:rel-width="scale" style:rel-height="scale"><draw:text-box><text:p text:style-name="P62">Продаются в виде</text:p><text:p text:style-name="P63"/></draw:text-box><svg:title/><svg:desc/></draw:frame></text:span></text:p>
      <text:p text:style-name="P64"><text:span text:style-name="T65"><draw:frame draw:z-index="251665408" draw:id="id10" draw:style-name="a10" draw:name="Text Box 14" text:anchor-type="paragraph" svg:x="3.74583in" svg:y="0.23611in" svg:width="1.9375in" svg:height="0.40625in" style:rel-width="scale" style:rel-height="scale"><draw:text-box><text:p text:style-name="P66">Поставщики</text:p></draw:text-box><svg:title/><svg:desc/></draw:frame></text:span><text:span text:style-name="T67"><draw:frame draw:z-index="251664384" draw:id="id11" draw:style-name="a11" draw:name="Text Box 13" text:anchor-type="paragraph" svg:x="0.48542in" svg:y="0.23611in" svg:width="1.88542in" svg:height="0.40625in" style:rel-width="scale" style:rel-height="scale"><draw:text-box><text:p text:style-name="P68">Комплекты</text:p></draw:text-box><svg:title/><svg:desc/></draw:frame></text:span><text:span text:style-name="T69"><draw:custom-shape svg:x="3.6625in" svg:y="0.15486in" svg:width="2.11458in" svg:height="0.55208in" draw:z-index="251661312" draw:id="id12" draw:style-name="a12" draw:name="AutoShape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70"><draw:custom-shape svg:x="0.37083in" svg:y="0.15486in" svg:width="2.11458in" svg:height="0.55208in" draw:z-index="251660288" draw:id="id13" draw:style-name="a13" draw:name="AutoShape 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71"/>
      <text:p text:style-name="P72"/>
      <text:p text:style-name="P73">Рисунок<text:s/>1<text:s/>- Концептуальная модель предметной области</text:p>
      <text:p text:style-name="P74"/>
      <text:p text:style-name="P75"><text:span text:style-name="T76">Выделение основных сущностей и построение ER-диаграммы</text:span></text:p>
      <text:p text:style-name="P77">Построение ER-диаграммы начнем с описания подробных свойств каждого из объекта концептуальной модели.</text:p>
      <text:p text:style-name="P78">Продукт,<text:s/>прежде всего,<text:s/>должен иметь свой уникальный<text:s/>номер<text:s/>в будущей БД, по которому он будет инициализироваться. Так же он имеет<text:s/>название и определенную технологию изготовления.<text:s/></text:p>
      <text:soft-page-break/>
      <text:p text:style-name="P79">Каждый<text:s/>вид<text:s/>сырья<text:s/>должен иметь свой уникальный<text:s/>номер,<text:s/>в соответствии с которым он будет связан с конкретным<text:s/>продуктом, а также название, массу и срок годности. Но соблюдения необходимого условия присутствия связей только типа «один ко многим» мы не добьемся, пока не введем ассоциацию под названием «состав», где перечислим<text:s/>номер продукта,<text:s/>соответствующий<text:s/>номер сырья и необходимое его количество.</text:p>
      <text:p text:style-name="P80">В разделе «комплекты» укажем номер продукта, дату комплектации и количество таких комплектов.</text:p>
      <text:p text:style-name="P81"><text:tab/>Поставщики имеют уникальный номер, название и город.</text:p>
      <text:p text:style-name="P82">Тут нам снова не обойтись без введения дополнительной ассоциации «поставки», где укажем<text:s/>массу, цену, дату поставки, а также номера сырья и поставщика, дабы установить необходимое отношение «один ко многим».</text:p>
      <text:p text:style-name="P83">     Таким образом, имеем следующую ER-диаграмму нашей БД (рис.<text:s/>2).</text:p>
      <text:p text:style-name="P84"><text:span text:style-name="T85"><draw:frame draw:z-index="251700224" draw:id="id14" draw:style-name="a14" draw:name="Text Box 77" text:anchor-type="paragraph" svg:x="4.90208in" svg:y="0.22569in" svg:width="0.97917in" svg:height="0.30208in" style:rel-width="scale" style:rel-height="scale"><draw:text-box><text:p text:style-name="P86">№ сырья</text:p></draw:text-box><svg:title/><svg:desc/></draw:frame></text:span><text:span text:style-name="T87"><draw:frame draw:z-index="251701248" draw:id="id15" draw:style-name="a15" draw:name="Text Box 78" text:anchor-type="paragraph" svg:x="3.42292in" svg:y="0.22569in" svg:width="0.97917in" svg:height="0.30208in" style:rel-width="scale" style:rel-height="scale"><draw:text-box><text:p text:style-name="P88">Масса</text:p></draw:text-box><svg:title/><svg:desc/></draw:frame></text:span><text:span text:style-name="T89"><draw:custom-shape svg:x="4.73542in" svg:y="0.06944in" svg:width="1.3125in" svg:height="0.60417in" draw:z-index="251695104" draw:id="id16" draw:style-name="a16" draw:name="Oval 6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0"><draw:custom-shape svg:x="3.26667in" svg:y="0.06944in" svg:width="1.3125in" svg:height="0.60417in" draw:z-index="251696128" draw:id="id17" draw:style-name="a17" draw:name="Oval 6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1"><draw:custom-shape svg:x="1.17292in" svg:y="0.06944in" svg:width="1.3125in" svg:height="0.60417in" draw:z-index="251657215" draw:id="id18" draw:style-name="a18" draw:name="Oval 6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2"><draw:frame draw:z-index="251689984" draw:id="id19" draw:style-name="a19" draw:name="Text Box 61" text:anchor-type="paragraph" svg:x="-0.25417in" svg:y="0.22569in" svg:width="0.97917in" svg:height="0.30208in" style:rel-width="scale" style:rel-height="scale"><draw:text-box><text:p text:style-name="P93">Продукт</text:p></draw:text-box><svg:title/><svg:desc/></draw:frame></text:span><text:span text:style-name="T94"><draw:custom-shape svg:x="-0.42083in" svg:y="0.06944in" svg:width="1.3125in" svg:height="0.60417in" draw:z-index="251683840" draw:id="id20" draw:style-name="a20" draw:name="Oval 5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5"><draw:frame draw:z-index="251691008" draw:id="id21" draw:style-name="a21" draw:name="Text Box 62" text:anchor-type="paragraph" svg:x="1.32917in" svg:y="0.22569in" svg:width="1.02083in" svg:height="0.30208in" style:rel-width="scale" style:rel-height="scale"><draw:text-box><text:p text:style-name="P96">№ продукта</text:p></draw:text-box><svg:title/><svg:desc/></draw:frame></text:span></text:p>
      <text:p text:style-name="P97"><text:span text:style-name="T98"><draw:connector draw:type="line" svg:x1="0.725in" svg:y1="0.50486in" svg:x2="0.54792in" svg:y2="0.28403in" draw:z-index="251703296" draw:id="id22" draw:style-name="a22" draw:name="AutoShape 80" text:anchor-type="paragraph"><svg:title/><svg:desc/></draw:connector></text:span><text:span text:style-name="T99"><draw:connector draw:type="line" svg:x1="1.32917in" svg:y1="0.50486in" svg:x2="1.49583in" svg:y2="0.28403in" draw:z-index="251702272" draw:id="id23" draw:style-name="a23" draw:name="AutoShape 79" text:anchor-type="paragraph"><svg:title/><svg:desc/></draw:connector></text:span></text:p>
      <text:p text:style-name="P100"><text:span text:style-name="T101"><draw:custom-shape svg:x="-0.9625in" svg:y="0.07569in" svg:width="1.42708in" svg:height="0.88333in" draw:z-index="251692032" draw:id="id24" draw:style-name="a24" draw:name="Oval 6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02"><draw:frame draw:z-index="251697152" draw:id="id25" draw:style-name="a25" draw:name="Text Box 74" text:anchor-type="paragraph" svg:x="-0.8375in" svg:y="0.28403in" svg:width="1.14583in" svg:height="0.48958in" style:rel-width="scale" style:rel-height="scale"><draw:text-box><text:p text:style-name="P103">Технология изготовления</text:p></draw:text-box><svg:title/><svg:desc/></draw:frame></text:span><text:span text:style-name="T104"><draw:connector draw:type="line" svg:x1="4.40208in" svg:y1="0.16944in" svg:x2="4.06875in" svg:y2="0.00278in" draw:z-index="251706368" draw:id="id26" draw:style-name="a26" draw:name="AutoShape 83" text:anchor-type="paragraph"><svg:title/><svg:desc/></draw:connector></text:span><text:span text:style-name="T105"><draw:connector draw:type="line" svg:x1="5.02708in" svg:y1="0.16944in" svg:x2="5.26042in" svg:y2="0.00278in" draw:z-index="251705344" draw:id="id27" draw:style-name="a27" draw:name="AutoShape 82" text:anchor-type="paragraph"><svg:title/><svg:desc/></draw:connector></text:span><text:span text:style-name="T106"><draw:frame draw:z-index="251699200" draw:id="id28" draw:style-name="a28" draw:name="Text Box 76" text:anchor-type="paragraph" svg:x="5.71458in" svg:y="0.16944in" svg:width="0.91667in" svg:height="0.44583in" style:rel-width="scale" style:rel-height="scale"><draw:text-box><text:p text:style-name="P107">Срок годности</text:p></draw:text-box><svg:title/><svg:desc/></draw:frame></text:span><text:span text:style-name="T108"><draw:custom-shape svg:x="5.52708in" svg:y="0.07569in" svg:width="1.3125in" svg:height="0.69792in" draw:z-index="251694080" draw:id="id29" draw:style-name="a29" draw:name="Oval 6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09"><draw:frame draw:z-index="251678720" draw:id="id30" draw:style-name="a30" draw:name="Text Box 49" text:anchor-type="paragraph" svg:x="0.725in" svg:y="0.23194in" svg:width="0.92708in" svg:height="0.30208in" style:rel-width="scale" style:rel-height="scale"><draw:text-box><text:p text:style-name="P110">Продукты</text:p></draw:text-box><svg:title/><svg:desc/></draw:frame></text:span><text:span text:style-name="T111"><draw:frame draw:z-index="251679744" draw:id="id31" draw:style-name="a31" draw:name="Text Box 50" text:anchor-type="paragraph" svg:x="4.33333in" svg:y="0.23194in" svg:width="0.92708in" svg:height="0.30208in" style:rel-width="scale" style:rel-height="scale"><draw:text-box><text:p text:style-name="P112">Сырье</text:p></draw:text-box><svg:title/><svg:desc/></draw:frame></text:span><text:span text:style-name="T113"><draw:custom-shape svg:x="4.24583in" svg:y="0.16944in" svg:width="1.08333in" svg:height="0.375in" draw:z-index="251675648" draw:id="id32" draw:style-name="a32" draw:name="AutoShape 4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14"><draw:custom-shape svg:x="0.64167in" svg:y="0.16944in" svg:width="1.08333in" svg:height="0.375in" draw:z-index="251672576" draw:id="id33" draw:style-name="a33" draw:name="AutoShape 3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115"><text:span text:style-name="T116"><draw:connector draw:type="line" svg:x1="4.83958in" svg:y1="0.20903in" svg:x2="4.85in" svg:y2="2.08403in" draw:z-index="251743232" draw:id="id34" draw:style-name="a34" draw:name="AutoShape 119" text:anchor-type="paragraph"><svg:title/><svg:desc/></draw:connector></text:span><text:span text:style-name="T117"><draw:connector draw:type="line" svg:x1="0.89167in" svg:y1="0.20903in" svg:x2="0.89167in" svg:y2="1.63611in" draw:z-index="251724800" draw:id="id35" draw:style-name="a35" draw:name="AutoShape 101" text:anchor-type="paragraph"><svg:title/><svg:desc/></draw:connector></text:span><text:span text:style-name="T118"><draw:connector draw:type="line" svg:x1="5.18333in" svg:y1="0.20903in" svg:x2="5.64167in" svg:y2="0.50069in" draw:z-index="251708416" draw:id="id36" draw:style-name="a36" draw:name="AutoShape 85" text:anchor-type="paragraph"><svg:title/><svg:desc/></draw:connector></text:span><text:span text:style-name="T119"><draw:frame draw:z-index="251715584" draw:id="id37" draw:style-name="a37" draw:name="Text Box 92" text:anchor-type="paragraph" svg:x="2.55833in" svg:y="0.04236in" svg:width="0.92708in" svg:height="0.30208in" style:rel-width="scale" style:rel-height="scale"><draw:text-box><text:p text:style-name="P120">Состав</text:p></draw:text-box><svg:title/><svg:desc/></draw:frame></text:span><text:span text:style-name="T121"><draw:connector draw:type="line" svg:x1="1.725in" svg:y1="0.01944in" svg:x2="2.35in" svg:y2="0.19861in" draw:z-index="251719680" draw:id="id38" draw:style-name="a38" draw:name="AutoShape 96" text:anchor-type="paragraph"><svg:title/><svg:desc/></draw:connector></text:span><text:span text:style-name="T122"><draw:connector draw:type="line" svg:x1="3.67292in" svg:y1="0.20903in" svg:x2="4.24583in" svg:y2="0.04236in" draw:z-index="251720704" draw:id="id39" draw:style-name="a39" draw:name="AutoShape 97" text:anchor-type="paragraph"><svg:title/><svg:desc/></draw:connector></text:span><text:span text:style-name="T123"><draw:custom-shape svg:x="2.14167in" svg:y="0.01944in" svg:width="1.76042in" svg:height="0.36458in" draw:z-index="251676672" draw:id="id40" draw:style-name="a40" draw:name="AutoShape 45" text:anchor-type="paragraph"><svg:title/><svg:desc/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2071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/text:span><text:span text:style-name="T124"><draw:connector draw:type="line" svg:x1="0.64167in" svg:y1="0.01944in" svg:x2="0.46458in" svg:y2="0.19861in" draw:z-index="251704320" draw:id="id41" draw:style-name="a41" draw:name="AutoShape 81" text:anchor-type="paragraph"><svg:title/><svg:desc/></draw:connector></text:span><text:span text:style-name="T125"><draw:connector draw:type="line" svg:x1="5.32917in" svg:y1="0.01944in" svg:x2="5.52708in" svg:y2="0.07361in" draw:z-index="251707392" draw:id="id42" draw:style-name="a42" draw:name="AutoShape 84" text:anchor-type="paragraph"><svg:title/><svg:desc/></draw:connector></text:span></text:p>
      <text:p text:style-name="P126"><text:span text:style-name="T127"><draw:connector draw:type="line" svg:x1="2.55833in" svg:y1="0.04861in" svg:x2="2.24583in" svg:y2="0.28819in" draw:z-index="251716608" draw:id="id43" draw:style-name="a43" draw:name="AutoShape 93" text:anchor-type="paragraph"><svg:title/><svg:desc/></draw:connector></text:span><text:span text:style-name="T128"><draw:frame draw:z-index="251710464" draw:id="id44" draw:style-name="a44" draw:name="Text Box 87" text:anchor-type="paragraph" svg:x="1.12083in" svg:y="0.25903in" svg:width="1.125in" svg:height="0.30208in" style:rel-width="scale" style:rel-height="scale"><draw:text-box><text:p text:style-name="P129">№ продукта</text:p></draw:text-box><svg:title/><svg:desc/></draw:frame></text:span><text:span text:style-name="T130"><draw:custom-shape svg:x="1.0375in" svg:y="0.10278in" svg:width="1.3125in" svg:height="0.60417in" draw:z-index="251709440" draw:id="id45" draw:style-name="a45" draw:name="Oval 8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31"><draw:connector draw:type="line" svg:x1="2.82917in" svg:y1="0.04861in" svg:x2="2.69375in" svg:y2="0.61319in" draw:z-index="251717632" draw:id="id46" draw:style-name="a46" draw:name="AutoShape 94" text:anchor-type="paragraph"><svg:title/><svg:desc/></draw:connector></text:span><text:span text:style-name="T132"><draw:frame draw:z-index="251714560" draw:id="id47" draw:style-name="a47" draw:name="Text Box 91" text:anchor-type="paragraph" svg:x="2.20417in" svg:y="0.76944in" svg:width="0.97917in" svg:height="0.30208in" style:rel-width="scale" style:rel-height="scale"><draw:text-box><text:p text:style-name="P133">Количество</text:p></draw:text-box><svg:title/><svg:desc/></draw:frame></text:span><text:span text:style-name="T134"><draw:connector draw:type="line" svg:x1="3.26667in" svg:y1="0.04861in" svg:x2="3.58958in" svg:y2="0.28819in" draw:z-index="251718656" draw:id="id48" draw:style-name="a48" draw:name="AutoShape 95" text:anchor-type="paragraph"><svg:title/><svg:desc/></draw:connector></text:span><text:span text:style-name="T135"><draw:frame draw:z-index="251712512" draw:id="id49" draw:style-name="a49" draw:name="Text Box 89" text:anchor-type="paragraph" svg:x="3.38542in" svg:y="0.38403in" svg:width="0.97917in" svg:height="0.30208in" style:rel-width="scale" style:rel-height="scale"><draw:text-box><text:p text:style-name="P136">№ сырья</text:p></draw:text-box><svg:title/><svg:desc/></draw:frame></text:span><text:span text:style-name="T137"><draw:custom-shape svg:x="3.21458in" svg:y="0.25903in" svg:width="1.3125in" svg:height="0.60417in" draw:z-index="251711488" draw:id="id50" draw:style-name="a50" draw:name="Oval 8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38"><draw:frame draw:z-index="251698176" draw:id="id51" draw:style-name="a51" draw:name="Text Box 75" text:anchor-type="paragraph" svg:x="5.32917in" svg:y="0.31111in" svg:width="0.97917in" svg:height="0.30208in" style:rel-width="scale" style:rel-height="scale"><draw:text-box><text:p text:style-name="P139">Сырье</text:p></draw:text-box><svg:title/><svg:desc/></draw:frame></text:span><text:span text:style-name="T140"><draw:custom-shape svg:x="5.18333in" svg:y="0.16528in" svg:width="1.3125in" svg:height="0.60417in" draw:z-index="251693056" draw:id="id52" draw:style-name="a52" draw:name="Oval 6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41"><text:span text:style-name="T142"><draw:custom-shape svg:x="2.0375in" svg:y="0.27778in" svg:width="1.3125in" svg:height="0.60417in" draw:z-index="251713536" draw:id="id53" draw:style-name="a53" draw:name="Oval 9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43"/>
      <text:p text:style-name="P144"><text:span text:style-name="T145"><draw:frame draw:z-index="251740160" draw:id="id54" draw:style-name="a54" draw:name="Text Box 116" text:anchor-type="paragraph" svg:x="3.90833in" svg:y="0.21111in" svg:width="0.61875in" svg:height="0.30208in" style:rel-width="scale" style:rel-height="scale"><draw:text-box><text:p text:style-name="P146">Цена</text:p></draw:text-box><svg:title/><svg:desc/></draw:frame></text:span><text:span text:style-name="T147"><draw:custom-shape svg:x="3.67292in" svg:y="0.15903in" svg:width="1.025in" svg:height="0.44792in" draw:z-index="251739136" draw:id="id55" draw:style-name="a55" draw:name="Oval 11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48"><draw:custom-shape svg:x="5.18333in" svg:y="0.01319in" svg:width="1.3125in" svg:height="0.60417in" draw:z-index="251732992" draw:id="id56" draw:style-name="a56" draw:name="Oval 10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49"><draw:frame draw:z-index="251734016" draw:id="id57" draw:style-name="a57" draw:name="Text Box 110" text:anchor-type="paragraph" svg:x="5.35in" svg:y="0.16944in" svg:width="0.97917in" svg:height="0.30208in" style:rel-width="scale" style:rel-height="scale"><draw:text-box><text:p text:style-name="P150">№ сырья</text:p></draw:text-box><svg:title/><svg:desc/></draw:frame></text:span><text:span text:style-name="T151"><draw:custom-shape svg:x="-0.91042in" svg:y="0.00278in" svg:width="1.3125in" svg:height="0.60417in" draw:z-index="251727872" draw:id="id58" draw:style-name="a58" draw:name="Oval 10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52"><draw:frame draw:z-index="251728896" draw:id="id59" draw:style-name="a59" draw:name="Text Box 105" text:anchor-type="paragraph" svg:x="-0.75417in" svg:y="0.15903in" svg:width="1.02083in" svg:height="0.30208in" style:rel-width="scale" style:rel-height="scale"><draw:text-box><text:p text:style-name="P153">Комплектов</text:p></draw:text-box><svg:title/><svg:desc/></draw:frame></text:span><text:span text:style-name="T154"><draw:connector draw:type="line" svg:x1="0.40208in" svg:y1="0.34653in" svg:x2="0.57917in" svg:y2="0.46111in" draw:z-index="251729920" draw:id="id60" draw:style-name="a60" draw:name="AutoShape 106" text:anchor-type="paragraph"><svg:title/><svg:desc/></draw:connector></text:span><text:span text:style-name="T155"><draw:custom-shape svg:x="0.57917in" svg:y="0.29444in" svg:width="1.08333in" svg:height="0.375in" draw:z-index="251674624" draw:id="id61" draw:style-name="a61" draw:name="AutoShape 4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56"><draw:frame draw:z-index="251680768" draw:id="id62" draw:style-name="a62" draw:name="Text Box 51" text:anchor-type="paragraph" svg:x="0.57917in" svg:y="0.34653in" svg:width="1.01042in" svg:height="0.26042in" style:rel-width="scale" style:rel-height="scale"><draw:text-box><text:p text:style-name="P157">Комплекты</text:p></draw:text-box><svg:title/><svg:desc/></draw:frame></text:span><text:span text:style-name="T158"><draw:connector draw:type="line" svg:x1="1.35in" svg:y1="0.66944in" svg:x2="1.52708in" svg:y2="0.90903in" draw:z-index="251731968" draw:id="id63" draw:style-name="a63" draw:name="AutoShape 108" text:anchor-type="paragraph"><svg:title/><svg:desc/></draw:connector></text:span><text:span text:style-name="T159"><draw:connector draw:type="line" svg:x1="0.6625in" svg:y1="0.66944in" svg:x2="0.40208in" svg:y2="0.81528in" draw:z-index="251730944" draw:id="id64" draw:style-name="a64" draw:name="AutoShape 107" text:anchor-type="paragraph"><svg:title/><svg:desc/></draw:connector></text:span><text:span text:style-name="T160"><draw:frame draw:z-index="251726848" draw:id="id65" draw:style-name="a65" draw:name="Text Box 103" text:anchor-type="paragraph" svg:x="-0.4in" svg:y="0.90903in" svg:width="1.14583in" svg:height="0.51042in" style:rel-width="scale" style:rel-height="scale"><draw:text-box><text:p text:style-name="P161"><text:span text:style-name="T162">Дата<text:s/></text:span><text:span text:style-name="T163">комплектации</text:span></text:p></draw:text-box><svg:title/><svg:desc/></draw:frame></text:span><text:span text:style-name="T164"><draw:custom-shape svg:x="-0.75417in" svg:y="0.81528in" svg:width="1.8125in" svg:height="0.72917in" draw:z-index="251725824" draw:id="id66" draw:style-name="a66" draw:name="Oval 10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65"><draw:custom-shape svg:x="1.26667in" svg:y="0.81528in" svg:width="1.3125in" svg:height="0.60417in" draw:z-index="251722752" draw:id="id67" draw:style-name="a67" draw:name="Oval 9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66"><draw:frame draw:z-index="251723776" draw:id="id68" draw:style-name="a68" draw:name="Text Box 100" text:anchor-type="paragraph" svg:x="1.42292in" svg:y="0.97153in" svg:width="1.02083in" svg:height="0.30208in" style:rel-width="scale" style:rel-height="scale"><draw:text-box><text:p text:style-name="P167">№ продукта</text:p></draw:text-box><svg:title/><svg:desc/></draw:frame></text:span></text:p>
      <text:p text:style-name="P168"><text:span text:style-name="T169"><draw:connector draw:type="line" svg:x1="5.19375in" svg:y1="0.40694in" svg:x2="5.4125in" svg:y2="0.20903in" draw:z-index="251746304" draw:id="id69" draw:style-name="a69" draw:name="AutoShape 122" text:anchor-type="paragraph"><svg:title/><svg:desc/></draw:connector></text:span><text:span text:style-name="T170"><draw:connector draw:type="line" svg:x1="4.32917in" svg:y1="0.27153in" svg:x2="4.45417in" svg:y2="0.40694in" draw:z-index="251745280" draw:id="id70" draw:style-name="a70" draw:name="AutoShape 121" text:anchor-type="paragraph"><svg:title/><svg:desc/></draw:connector></text:span><text:span text:style-name="T171"><draw:custom-shape svg:x="2.82917in" svg:y="0.20903in" svg:width="1in" svg:height="0.51042in" draw:z-index="251735040" draw:id="id71" draw:style-name="a71" draw:name="Oval 11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72"><draw:frame draw:z-index="251736064" draw:id="id72" draw:style-name="a72" draw:name="Text Box 112" text:anchor-type="paragraph" svg:x="2.975in" svg:y="0.29236in" svg:width="0.72917in" svg:height="0.30208in" style:rel-width="scale" style:rel-height="scale"><draw:text-box><text:p text:style-name="P173">Масса</text:p></draw:text-box><svg:title/><svg:desc/></draw:frame></text:span></text:p>
      <text:p text:style-name="P174"><text:span text:style-name="T175"><draw:connector draw:type="line" svg:x1="5.32917in" svg:y1="0.30069in" svg:x2="5.52708in" svg:y2="0.30069in" draw:z-index="251747328" draw:id="id73" draw:style-name="a73" draw:name="AutoShape 123" text:anchor-type="paragraph"><svg:title/><svg:desc/></draw:connector></text:span><text:span text:style-name="T176"><draw:connector draw:type="line" svg:x1="3.82917in" svg:y1="0.14444in" svg:x2="4.06875in" svg:y2="0.30069in" draw:z-index="251744256" draw:id="id74" draw:style-name="a74" draw:name="AutoShape 120" text:anchor-type="paragraph"><svg:title/><svg:desc/></draw:connector></text:span><text:span text:style-name="T177"><draw:custom-shape svg:x="5.52708in" svg:y="0.07153in" svg:width="1.45833in" svg:height="0.60417in" draw:z-index="251741184" draw:id="id75" draw:style-name="a75" draw:name="Oval 11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78"><draw:frame draw:z-index="251742208" draw:id="id76" draw:style-name="a76" draw:name="Text Box 118" text:anchor-type="paragraph" svg:x="5.64792in" svg:y="0.22778in" svg:width="1.20208in" svg:height="0.30208in" style:rel-width="scale" style:rel-height="scale"><draw:text-box><text:p text:style-name="P179">№ поставщика</text:p></draw:text-box><svg:title/><svg:desc/></draw:frame></text:span><text:span text:style-name="T180"><draw:frame draw:z-index="251721728" draw:id="id77" draw:style-name="a77" draw:name="Text Box 98" text:anchor-type="paragraph" svg:x="4.32917in" svg:y="0.12361in" svg:width="0.86458in" svg:height="0.26042in" style:rel-width="scale" style:rel-height="scale"><draw:text-box><text:p text:style-name="P181">Поставки</text:p></draw:text-box><svg:title/><svg:desc/></draw:frame></text:span><text:span text:style-name="T182"><draw:custom-shape svg:x="3.88125in" svg:y="0.07153in" svg:width="1.76042in" svg:height="0.36458in" draw:z-index="251677696" draw:id="id78" draw:style-name="a78" draw:name="AutoShape 46" text:anchor-type="paragraph"><svg:title/><svg:desc/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2071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/text:span></text:p>
      <text:p text:style-name="P183"><text:span text:style-name="T184"><draw:connector draw:type="line" svg:x1="4.17292in" svg:y1="0.10069in" svg:x2="4.17292in" svg:y2="0.99653in" draw:z-index="251758592" draw:id="id79" draw:style-name="a79" draw:name="AutoShape 134" text:anchor-type="paragraph"><svg:title/><svg:desc/></draw:connector></text:span><text:span text:style-name="T185"><draw:connector draw:type="line" svg:x1="4.73542in" svg:y1="0.10069in" svg:x2="4.90208in" svg:y2="0.26736in" draw:z-index="251748352" draw:id="id80" draw:style-name="a80" draw:name="AutoShape 124" text:anchor-type="paragraph"><svg:title/><svg:desc/></draw:connector></text:span><text:span text:style-name="T186"><draw:custom-shape svg:x="4.40208in" svg:y="0.26736in" svg:width="1.5in" svg:height="0.47917in" draw:z-index="251737088" draw:id="id81" draw:style-name="a81" draw:name="Oval 11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87"><text:span text:style-name="T188"><draw:frame draw:z-index="251750400" draw:id="id82" draw:style-name="a82" draw:name="Text Box 126" text:anchor-type="paragraph" svg:x="2.40208in" svg:y="0.28611in" svg:width="0.72917in" svg:height="0.30208in" style:rel-width="scale" style:rel-height="scale"><draw:text-box><text:p text:style-name="P189">Город</text:p></draw:text-box><svg:title/><svg:desc/></draw:frame></text:span><text:span text:style-name="T190"><draw:custom-shape svg:x="3.48542in" svg:y="0.66111in" svg:width="1.08333in" svg:height="0.375in" draw:z-index="251673600" draw:id="id83" draw:style-name="a83" draw:name="AutoShape 40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91"><draw:frame draw:z-index="251681792" draw:id="id84" draw:style-name="a84" draw:name="Text Box 52" text:anchor-type="paragraph" svg:x="3.48542in" svg:y="0.71319in" svg:width="1.08333in" svg:height="0.26042in" style:rel-width="scale" style:rel-height="scale"><draw:text-box><text:p text:style-name="P192">Поставщики</text:p></draw:text-box><svg:title/><svg:desc/></draw:frame></text:span><text:span text:style-name="T193"><draw:custom-shape svg:x="2.25625in" svg:y="0.20278in" svg:width="1in" svg:height="0.51042in" draw:z-index="251749376" draw:id="id85" draw:style-name="a85" draw:name="Oval 12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94"><draw:connector draw:type="line" svg:x1="3.24583in" svg:y1="0.53611in" svg:x2="3.48542in" svg:y2="0.71319in" draw:z-index="251755520" draw:id="id86" draw:style-name="a86" draw:name="AutoShape 131" text:anchor-type="paragraph"><svg:title/><svg:desc/></draw:connector></text:span><text:span text:style-name="T195"><draw:connector draw:type="line" svg:x1="3.38125in" svg:y1="1.16111in" svg:x2="3.48542in" svg:y2="0.97361in" draw:z-index="251756544" draw:id="id87" draw:style-name="a87" draw:name="AutoShape 132" text:anchor-type="paragraph"><svg:title/><svg:desc/></draw:connector></text:span><text:span text:style-name="T196"><draw:custom-shape svg:x="1.92292in" svg:y="0.90069in" svg:width="1.45833in" svg:height="0.60417in" draw:z-index="251751424" draw:id="id88" draw:style-name="a88" draw:name="Oval 12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97"><draw:frame draw:z-index="251752448" draw:id="id89" draw:style-name="a89" draw:name="Text Box 128" text:anchor-type="paragraph" svg:x="2.04375in" svg:y="1.05694in" svg:width="1.20208in" svg:height="0.30208in" style:rel-width="scale" style:rel-height="scale"><draw:text-box><text:p text:style-name="P198">№ поставщика</text:p></draw:text-box><svg:title/><svg:desc/></draw:frame></text:span><text:span text:style-name="T199"><draw:custom-shape svg:x="3.52708in" svg:y="1.16111in" svg:width="1.3125in" svg:height="0.60417in" draw:z-index="251753472" draw:id="id90" draw:style-name="a90" draw:name="Oval 12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00"><draw:frame draw:z-index="251754496" draw:id="id91" draw:style-name="a91" draw:name="Text Box 130" text:anchor-type="paragraph" svg:x="3.68333in" svg:y="1.31736in" svg:width="1.02083in" svg:height="0.30208in" style:rel-width="scale" style:rel-height="scale"><draw:text-box><text:p text:style-name="P201">Поставщик</text:p></draw:text-box><svg:title/><svg:desc/></draw:frame></text:span><text:span text:style-name="T202"><draw:frame draw:z-index="251738112" draw:id="id92" draw:style-name="a92" draw:name="Text Box 114" text:anchor-type="paragraph" svg:x="4.58958in" svg:y="0.02569in" svg:width="1.14583in" svg:height="0.29167in" style:rel-width="scale" style:rel-height="scale"><draw:text-box><text:p text:style-name="P203"><text:span text:style-name="T204">Дата поставки</text:span></text:p></draw:text-box><svg:title/><svg:desc/></draw:frame></text:span></text:p>
      <text:p text:style-name="P205"/>
      <text:p text:style-name="P206"/>
      <text:p text:style-name="P207"><text:span text:style-name="T208"><draw:connector draw:type="line" svg:x1="4.04792in" svg:y1="0.02986in" svg:x2="4.11042in" svg:y2="0.15486in" draw:z-index="251757568" draw:id="id93" draw:style-name="a93" draw:name="AutoShape 133" text:anchor-type="paragraph"><svg:title/><svg:desc/></draw:connector></text:span></text:p>
      <text:p text:style-name="P209"><text:span text:style-name="T210"><draw:custom-shape svg:x="0in" svg:y="0in" svg:width="0.33333in" svg:height="0.33333in" draw:id="id94" draw:style-name="a94" draw:name="AutoShape 1" text:anchor-type="as-char"><svg:title/><svg:desc/><draw:enhanced-geometry draw:type="non-primitive" svg:viewBox="0 0 21600 21600" draw:enhanced-path="M 0 0 L 21600 0 21600 21600 0 21600 Z N"/></draw:custom-shape></text:span></text:p>
      <text:p text:style-name="P211">Рисунок 2 - ER-диаграмма</text:p>
      <text:soft-page-break/>
      <text:p text:style-name="P212"><text:span text:style-name="T213">Нормализация БД</text:span></text:p>
      <text:p text:style-name="P214">После нормализации построенной БД мы имеем следующие таблицы, составляющие базу данных (табл.<text:s/>1 – 6):</text:p>
      <text:p text:style-name="P215"/>
      <text:p text:style-name="P216"><text:tab/>Таблица 1 – Отношение «Продукты»</text:p>
      <table:table table:style-name="Table217">
        <table:table-columns>
          <table:table-column table:style-name="TableColumn218"/>
        </table:table-columns>
        <table:table-row table:style-name="TableRow219">
          <table:table-cell table:style-name="TableCell220">
            <text:p text:style-name="P221">№ продукта</text:p>
          </table:table-cell>
        </table:table-row>
        <table:table-row table:style-name="TableRow222">
          <table:table-cell table:style-name="TableCell223">
            <text:p text:style-name="P224">Продукт</text:p>
          </table:table-cell>
        </table:table-row>
        <table:table-row table:style-name="TableRow225">
          <table:table-cell table:style-name="TableCell226">
            <text:p text:style-name="P227">Технология изготовления</text:p>
          </table:table-cell>
        </table:table-row>
      </table:table>
      <text:p text:style-name="P228"/>
      <text:p text:style-name="P229"><text:tab/>Таблица 2 – Отношение «Состав»</text:p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№ продукта</text:p>
          </table:table-cell>
        </table:table-row>
        <table:table-row table:style-name="TableRow235">
          <table:table-cell table:style-name="TableCell236">
            <text:p text:style-name="P237">№ сырья</text:p>
          </table:table-cell>
        </table:table-row>
        <table:table-row table:style-name="TableRow238">
          <table:table-cell table:style-name="TableCell239">
            <text:p text:style-name="P240">Количество</text:p>
          </table:table-cell>
        </table:table-row>
      </table:table>
      <text:p text:style-name="P241"/>
      <text:p text:style-name="P242"><text:tab/>Таблица 3 – Отношение «Сырье»</text:p>
      <table:table table:style-name="Table243">
        <table:table-columns>
          <table:table-column table:style-name="TableColumn244"/>
        </table:table-columns>
        <table:table-row table:style-name="TableRow245">
          <table:table-cell table:style-name="TableCell246">
            <text:p text:style-name="P247">№ сырья</text:p>
          </table:table-cell>
        </table:table-row>
        <table:table-row table:style-name="TableRow248">
          <table:table-cell table:style-name="TableCell249">
            <text:p text:style-name="P250">Сырье</text:p>
          </table:table-cell>
        </table:table-row>
        <table:table-row table:style-name="TableRow251">
          <table:table-cell table:style-name="TableCell252">
            <text:p text:style-name="P253">Масса</text:p>
          </table:table-cell>
        </table:table-row>
        <table:table-row table:style-name="TableRow254">
          <table:table-cell table:style-name="TableCell255">
            <text:p text:style-name="P256">Срок годности</text:p>
          </table:table-cell>
        </table:table-row>
      </table:table>
      <text:p text:style-name="P257"/>
      <text:p text:style-name="P258"><text:tab/>Таблица 4 – Отношение «Комплекты»</text:p>
      <table:table table:style-name="Table259">
        <table:table-columns>
          <table:table-column table:style-name="TableColumn260"/>
        </table:table-columns>
        <table:table-row table:style-name="TableRow261">
          <table:table-cell table:style-name="TableCell262">
            <text:p text:style-name="P263">№ продукта</text:p>
          </table:table-cell>
        </table:table-row>
        <table:table-row table:style-name="TableRow264">
          <table:table-cell table:style-name="TableCell265">
            <text:p text:style-name="P266">Комплектов</text:p>
          </table:table-cell>
        </table:table-row>
        <table:table-row table:style-name="TableRow267">
          <table:table-cell table:style-name="TableCell268">
            <text:p text:style-name="P269">Дата комплектации</text:p>
          </table:table-cell>
        </table:table-row>
      </table:table>
      <text:p text:style-name="P270"/>
      <text:p text:style-name="P271"><text:tab/>Таблица 5 – Отношение «Поставки»</text:p>
      <table:table table:style-name="Table272">
        <table:table-columns>
          <table:table-column table:style-name="TableColumn273"/>
        </table:table-columns>
        <table:table-row table:style-name="TableRow274">
          <table:table-cell table:style-name="TableCell275">
            <text:p text:style-name="P276">№ сырья</text:p>
          </table:table-cell>
        </table:table-row>
        <table:table-row table:style-name="TableRow277">
          <table:table-cell table:style-name="TableCell278">
            <text:p text:style-name="P279">№ поставщика</text:p>
          </table:table-cell>
        </table:table-row>
        <table:table-row table:style-name="TableRow280">
          <table:table-cell table:style-name="TableCell281">
            <text:p text:style-name="P282">Цена</text:p>
          </table:table-cell>
        </table:table-row>
        <text:soft-page-break/>
        <table:table-row table:style-name="TableRow283">
          <table:table-cell table:style-name="TableCell284">
            <text:p text:style-name="P285">Масса</text:p>
          </table:table-cell>
        </table:table-row>
        <table:table-row table:style-name="TableRow286">
          <table:table-cell table:style-name="TableCell287">
            <text:p text:style-name="P288">Дата поставки</text:p>
          </table:table-cell>
        </table:table-row>
      </table:table>
      <text:p text:style-name="P289"/>
      <text:p text:style-name="P290"><text:tab/>Таблица 6 – Отношение «Поставщики»</text:p>
      <table:table table:style-name="Table291">
        <table:table-columns>
          <table:table-column table:style-name="TableColumn292"/>
        </table:table-columns>
        <table:table-row table:style-name="TableRow293">
          <table:table-cell table:style-name="TableCell294">
            <text:p text:style-name="P295">№ поставщика</text:p>
          </table:table-cell>
        </table:table-row>
        <table:table-row table:style-name="TableRow296">
          <table:table-cell table:style-name="TableCell297">
            <text:p text:style-name="P298">Поставщик</text:p>
          </table:table-cell>
        </table:table-row>
        <table:table-row table:style-name="TableRow299">
          <table:table-cell table:style-name="TableCell300">
            <text:p text:style-name="P301">Город</text:p>
          </table:table-cell>
        </table:table-row>
      </table:table>
      <text:p text:style-name="P302"/>
      <text:p text:style-name="P303">Тютюник Лев, ИПЗпз-12-1</text:p>
      <table:table table:style-name="Table304">
        <table:table-columns>
          <table:table-column table:style-name="TableColumn305"/>
        </table:table-columns>
        <table:table-row table:style-name="TableRow306"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/>
          </table:table-cell>
        </table:table-row>
      </table:table>
      <text:p text:style-name="P3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paragraph-source" style:display-name="paragraph-source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unit-title" style:display-name="unit-title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inline-table" style:display-name="inline-table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Лев Тютюник</meta:initial-creator>
    <dc:creator>Press</dc:creator>
    <meta:creation-date>2012-12-21T10:58:00Z</meta:creation-date>
    <dc:date>2012-12-21T10:58:00Z</dc:date>
    <meta:template xlink:href="Normal.dotm" xlink:type="simple"/>
    <meta:editing-cycles>2</meta:editing-cycles>
    <meta:editing-duration>PT0S</meta:editing-duration>
    <meta:document-statistic meta:page-count="5" meta:paragraph-count="8" meta:word-count="2822" meta:character-count="4423" meta:row-count="13" meta:non-whitespace-character-count="1609"/>
  </office:meta>
</office:document-meta>
</file>